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3.58069444444444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96pt" style:use-optimal-row-height="true" fo:break-before="auto"/>
    </style:style>
    <style:style style:name="ro10" style:family="table-row">
      <style:table-row-properties style:row-height="27.5pt" style:use-optimal-row-height="false" fo:break-before="auto"/>
    </style:style>
    <style:style style:name="ro1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Hays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 après déla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table:style-name="ce7"/>
          <table:table-cell table:style-name="ce8"/>
          <table:table-cell office:value-type="string" table:style-name="ce9">
            <text:p>Alral Tech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9T00:00:00" table:style-name="ce5">
            <text:p>09-juin</text:p>
          </table:table-cell>
          <table:table-cell office:value-type="string" table:style-name="ce6">
            <text:p>indeed</text:p>
          </table:table-cell>
          <table:table-cell table:style-name="ce7"/>
          <table:table-cell table:style-name="ce8"/>
          <table:table-cell office:value-type="string" table:style-name="ce9">
            <text:p>Conseil Départemental H.Savoie</text:p>
          </table:table-cell>
          <table:table-cell office:value-type="string" table:style-name="ce9">
            <text:p>Chef de projet Dev App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0T00:00:00" table:style-name="ce5">
            <text:p>20-juin</text:p>
          </table:table-cell>
          <table:table-cell office:value-type="string" table:style-name="ce6">
            <text:p>HelloWork</text:p>
          </table:table-cell>
          <table:table-cell office:value-type="string" table:style-name="ce7">
            <text:p>HC Resource/annonce HW</text:p>
          </table:table-cell>
          <table:table-cell table:style-name="ce8"/>
          <table:table-cell office:value-type="string" table:style-name="ce9">
            <text:p>?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1T00:00:00" table:style-name="ce5">
            <text:p>21-juin</text:p>
          </table:table-cell>
          <table:table-cell office:value-type="string" table:style-name="ce6">
            <text:p>Hays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entreprise dans l'immobilier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Maten</text:p>
          </table:table-cell>
          <table:table-cell office:value-type="string" table:style-name="ce7">
            <text:p>Lucas Renault</text:p>
          </table:table-cell>
          <table:table-cell office:value-type="string" table:style-name="ce8">
            <text:p>l-renault@maten.fr</text:p>
          </table:table-cell>
          <table:table-cell office:value-type="string" table:style-name="ce9">
            <text:p>Maten</text:p>
          </table:table-cell>
          <table:table-cell table:number-columns-repeated="2" table:style-name="ce9"/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. Entretien le 19/07 pour poste de Scrum Master, attente de proposition RH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0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APEC</text:p>
          </table:table-cell>
          <table:table-cell office:value-type="string" table:style-name="ce7">
            <text:p>réponse annonce</text:p>
          </table:table-cell>
          <table:table-cell table:style-name="ce8"/>
          <table:table-cell office:value-type="string" table:style-name="ce9">
            <text:p>ecential robotiques</text:p>
          </table:table-cell>
          <table:table-cell office:value-type="string" table:style-name="ce9">
            <text:p>Responsable Sofware</text:p>
          </table:table-cell>
          <table:table-cell office:value-type="string" table:style-name="ce9">
            <text:p>Gieres</text:p>
          </table:table-cell>
          <table:table-cell office:value-type="string" table:style-name="ce9">
            <text:p>réponse annonce : négatif de la par de l'employeur le 12/07 par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AXM Human Resources</text:p>
          </table:table-cell>
          <table:table-cell office:value-type="string" table:style-name="ce7">
            <text:p>Kenzo YUEN</text:p>
          </table:table-cell>
          <table:table-cell office:value-type="string" table:style-name="ce8">
            <text:p>k.yuen@axmhr.com [undefined:k.yuen@axmhr.com]</text:p>
          </table:table-cell>
          <table:table-cell office:value-type="string" table:style-name="ce9">
            <text:p>AXM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mail + téléphone le 29/06 à 11h. Envoi du dossier à Eaton pour second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1T00:00:00" table:style-name="ce5">
            <text:p>01-juil</text:p>
          </table:table-cell>
          <table:table-cell office:value-type="string" table:style-name="ce6">
            <text:p>Atos</text:p>
          </table:table-cell>
          <table:table-cell office:value-type="string" table:style-name="ce7">
            <text:p>réponse annonce (ref 466941)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Echirolles</text:p>
          </table:table-cell>
          <table:table-cell office:value-type="string" table:style-name="ce9">
            <text:p>réponse annonce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1T00:00:00" table:style-name="ce5">
            <text:p>01-juil</text:p>
          </table:table-cell>
          <table:table-cell office:value-type="string" table:style-name="ce6">
            <text:p>Atos</text:p>
          </table:table-cell>
          <table:table-cell office:value-type="string" table:style-name="ce7">
            <text:p>réponse annonce (ref 466146)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Echirolles</text:p>
          </table:table-cell>
          <table:table-cell office:value-type="string" table:style-name="ce9">
            <text:p>réponse annonce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4T00:00:00" table:style-name="ce5">
            <text:p>04-juil</text:p>
          </table:table-cell>
          <table:table-cell office:value-type="string" table:style-name="ce6">
            <text:p>Niji</text:p>
          </table:table-cell>
          <table:table-cell office:value-type="string" table:style-name="ce7">
            <text:p>Kawthar Bennan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Niji</text:p>
          </table:table-cell>
          <table:table-cell table:number-columns-repeated="2" table:style-name="ce9"/>
          <table:table-cell office:value-type="string" table:style-name="ce9">
            <text:p>reponse à mail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6T00:00:00" table:style-name="ce5">
            <text:p>06-juil</text:p>
          </table:table-cell>
          <table:table-cell office:value-type="string" table:style-name="ce6">
            <text:p>Alpee/HelloWork</text:p>
          </table:table-cell>
          <table:table-cell table:style-name="ce7"/>
          <table:table-cell office:value-type="string" table:style-name="ce8">
            <text:p>HelloWork</text:p>
          </table:table-cell>
          <table:table-cell office:value-type="string" table:style-name="ce9">
            <text:p>Alpe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. Recontacté par l'entretprise. Pas reten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6T00:00:00" table:style-name="ce5">
            <text:p>06-juil</text:p>
          </table:table-cell>
          <table:table-cell office:value-type="string" table:style-name="ce6">
            <text:p>Kapa-It</text:p>
          </table:table-cell>
          <table:table-cell office:value-type="string" table:style-name="ce7">
            <text:p>Laura Lameira</text:p>
          </table:table-cell>
          <table:table-cell office:value-type="string" table:style-name="ce8">
            <text:p><text:a xlink:href="mailto:lconstant@kapa-it.fr">lconstant@kapa-it.fr</text:a></text:p>
          </table:table-cell>
          <table:table-cell office:value-type="string" table:style-name="ce9">
            <text:p>Kapa-It</text:p>
          </table:table-cell>
          <table:table-cell table:number-columns-repeated="2" table:style-name="ce9"/>
          <table:table-cell office:value-type="string" table:style-name="ce9">
            <text:p>réponse à mail, 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7T00:00:00" table:style-name="ce5">
            <text:p>07-juil</text:p>
          </table:table-cell>
          <table:table-cell office:value-type="string" table:style-name="ce6">
            <text:p>Cap Gemini</text:p>
          </table:table-cell>
          <table:table-cell office:value-type="string" table:style-name="ce7">
            <text:p>Fanny Czmal</text:p>
          </table:table-cell>
          <table:table-cell office:value-type="string" table:style-name="ce8">
            <text:p><text:a xlink:href="mailto:fanny.czmal@capgemini.com/05%2059%2005%2092%2051">fanny.czmal@capgemini.com/05 59 05 92 51</text:a>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mail, 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Jefferson Franck</text:p>
          </table:table-cell>
          <table:table-cell office:value-type="string" table:style-name="ce17">
            <text:p>Manon Chauvel</text:p>
          </table:table-cell>
          <table:table-cell office:value-type="string" table:style-name="ce18">
            <text:p>m.chauvel@jeffersonfrank.com</text:p>
          </table:table-cell>
          <table:table-cell office:value-type="string" table:style-name="ce19">
            <text:p>Jefferson Franck</text:p>
          </table:table-cell>
          <table:table-cell table:style-name="ce19"/>
          <table:table-cell office:value-type="string" table:style-name="ce19">
            <text:p>Grenoble</text:p>
          </table:table-cell>
          <table:table-cell office:value-type="string" table:style-name="ce19">
            <text:p>Premier contact par téléphon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ilkhom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roposition de postes. Envoie de CV et entretien téléphonique lundi 17 à 11h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3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opra Steria</text:p>
          </table:table-cell>
          <table:table-cell office:value-type="string" table:style-name="ce17">
            <text:p>Thibaud Robillard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Sopra</text:p>
          </table:table-cell>
          <table:table-cell office:value-type="string" table:style-name="ce19">
            <text:p>Scrum Master / 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entretien tel 17/07 10h. Entretien d1/4 d'h. Poste de project manager à distance possible sur Paris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3T00:00:00" table:style-name="ce5">
            <text:p>13-juil</text:p>
          </table:table-cell>
          <table:table-cell office:value-type="string" table:style-name="ce6">
            <text:p>Proxiad</text:p>
          </table:table-cell>
          <table:table-cell office:value-type="string" table:style-name="ce7">
            <text:p>Camille Montmayeur</text:p>
          </table:table-cell>
          <table:table-cell office:value-type="string" table:style-name="ce8">
            <text:p>APEC</text:p>
          </table:table-cell>
          <table:table-cell office:value-type="string" table:style-name="ce9">
            <text:p>Proxiad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téléphonique. Entretien à venir. Refus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5T00:00:00" table:style-name="ce15">
            <text:p>25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Benjamin Lumbroso</text:p>
          </table:table-cell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8-01T00:00:00" table:style-name="ce15">
            <text:p>01-août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Open Bee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8-04T00:00:00" table:style-name="ce5">
            <text:p>04-aoû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ara Body</text:p>
          </table:table-cell>
          <table:table-cell table:style-name="ce8"/>
          <table:table-cell office:value-type="string" table:style-name="ce9">
            <text:p>Team-It</text:p>
          </table:table-cell>
          <table:table-cell table:style-name="ce9"/>
          <table:table-cell office:value-type="string" table:style-name="ce9">
            <text:p>Le Puy de Dome</text:p>
          </table:table-cell>
          <table:table-cell office:value-type="string" table:style-name="ce9">
            <text:p>contact linkedin refusé car trop loin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number-rows-repeated="104847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Frédéric Fromager</meta:initial-creator>
    <dc:creator>Frédéric Fromager</dc:creator>
    <meta:creation-date>2018-09-19T09:07:21Z</meta:creation-date>
    <dc:date>2023-08-07T13:37:22Z</dc:date>
    <meta:editing-cycles>127</meta:editing-cycles>
    <meta:editing-duration>PT127140S</meta:editing-duration>
  </office:meta>
</office:document-meta>
</file>